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6"/>
        <table:table-column table:style-name="co1" table:default-cell-style-name="ce38"/>
        <table:table-column table:style-name="co1" table:default-cell-style-name="ce86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6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9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9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lef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center</text:p>
          </table:table-cell>
          <table:covered-table-cell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right</text:p>
          </table:table-cell>
          <table:covered-table-cell table:style-name="ce5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9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9"/>
          <table:covered-table-cell table:style-name="ce96"/>
          <table:covered-table-cell table:number-columns-repeated="2" table:style-name="Default"/>
          <table:covered-table-cell table:style-name="ce9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9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79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h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6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79"/>
          <table:covered-table-cell table:number-columns-repeated="2" table:style-name="ce79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99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6">
            <text:p>cf</text:p>
          </table:table-cell>
          <table:table-cell table:style-name="ce99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9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6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u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8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6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8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8"/>
          <table:covered-table-cell/>
          <table:covered-table-cell table:style-name="ce86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6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6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9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6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6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6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6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6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6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6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9"/>
          <table:covered-table-cell table:style-name="ce59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6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9:10:52.757006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01T13:00:23.048998972</dc:date>
    <meta:editing-duration>P1DT16H50M52S</meta:editing-duration>
    <meta:editing-cycles>636</meta:editing-cycles>
    <meta:generator>LibreOffice/24.2.5.2$Linux_X86_64 LibreOffice_project/420$Build-2</meta:generator>
    <meta:print-date>2024-08-01T12:07:39.465682237</meta:print-date>
    <meta:printed-by>PDF files</meta:printed-by>
    <meta:document-statistic meta:table-count="1" meta:cell-count="3448" meta:object-count="0"/>
  </office:meta>
</office:document-meta>
</file>